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202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9104" calcext:value-type="float">
            <text:p>68.26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202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9272" calcext:value-type="float">
            <text:p>68.08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202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6288" calcext:value-type="float">
            <text:p>67.83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202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1424" calcext:value-type="float">
            <text:p>67.78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202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0088" calcext:value-type="float">
            <text:p>67.76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201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3136" calcext:value-type="float">
            <text:p>67.76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201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9128" calcext:value-type="float">
            <text:p>67.69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2016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2552" calcext:value-type="float">
            <text:p>67.66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8168" calcext:value-type="float">
            <text:p>67.63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201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7584" calcext:value-type="float">
            <text:p>67.53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201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5768" calcext:value-type="float">
            <text:p>67.48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2012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6416" calcext:value-type="float">
            <text:p>67.33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2012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1656" calcext:value-type="float">
            <text:p>67.35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2010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9632" calcext:value-type="float">
            <text:p>67.15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200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2888" calcext:value-type="float">
            <text:p>67.30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2009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2096" calcext:value-type="float">
            <text:p>67.06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200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4392" calcext:value-type="float">
            <text:p>67.14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2007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648" calcext:value-type="float">
            <text:p>67.0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200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5208" calcext:value-type="float">
            <text:p>66.81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2005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98" calcext:value-type="float">
            <text:p>66.97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200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1136" calcext:value-type="float">
            <text:p>67.00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2003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5144" calcext:value-type="float">
            <text:p>67.06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200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9672" calcext:value-type="float">
            <text:p>67.47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2001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1448" calcext:value-type="float">
            <text:p>67.21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200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8272" calcext:value-type="float">
            <text:p>67.70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199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199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5496" calcext:value-type="float">
            <text:p>67.59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1997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324" calcext:value-type="float">
            <text:p>67.83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199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1504" calcext:value-type="float">
            <text:p>68.42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1995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8416" calcext:value-type="float">
            <text:p>68.09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199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1592" calcext:value-type="float">
            <text:p>67.60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199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9216" calcext:value-type="float">
            <text:p>66.87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199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8776" calcext:value-type="float">
            <text:p>67.16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1991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5584" calcext:value-type="float">
            <text:p>66.77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199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8816" calcext:value-type="float">
            <text:p>67.48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198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5056" calcext:value-type="float">
            <text:p>67.88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198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4976" calcext:value-type="float">
            <text:p>67.24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198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2656" calcext:value-type="float">
            <text:p>67.73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1986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0984" calcext:value-type="float">
            <text:p>68.07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1985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8752" calcext:value-type="float">
            <text:p>67.73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198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2928" calcext:value-type="float">
            <text:p>67.62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1983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0424" calcext:value-type="float">
            <text:p>67.40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198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4784" calcext:value-type="float">
            <text:p>67.99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198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256" calcext:value-type="float">
            <text:p>70.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2024" calcext:value-type="float">
            <text:p>68.77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197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2024" calcext:value-type="float">
            <text:p>68.77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197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197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228" calcext:value-type="float">
            <text:p>67.77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197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796" calcext:value-type="float">
            <text:p>67.49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1976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8904" calcext:value-type="float">
            <text:p>66.66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197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5568" calcext:value-type="float">
            <text:p>65.88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197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004" calcext:value-type="float">
            <text:p>65.09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197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6624" calcext:value-type="float">
            <text:p>63.66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197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5232" calcext:value-type="float">
            <text:p>62.43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197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1896" calcext:value-type="float">
            <text:p>61.65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196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196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992" calcext:value-type="float">
            <text:p>60.3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196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916" calcext:value-type="float">
            <text:p>58.04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196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6704" calcext:value-type="float">
            <text:p>56.68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196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7192" calcext:value-type="float">
            <text:p>55.25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196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7344" calcext:value-type="float">
            <text:p>54.18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196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8504" calcext:value-type="float">
            <text:p>52.0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196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3272" calcext:value-type="float">
            <text:p>50.5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196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3024" calcext:value-type="float">
            <text:p>50.10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196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195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195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7584" calcext:value-type="float">
            <text:p>48.4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195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2392" calcext:value-type="float">
            <text:p>47.3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195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195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8696" calcext:value-type="float">
            <text:p>43.6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195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195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195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195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1950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1949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16" meta:object-count="0"/>
    <meta:user-defined meta:name="AppVersion">3.0</meta:user-defined>
  </office:meta>
</office:document-meta>
</file>